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4" style:family="table-cell">
      <style:table-cell-properties style:vertical-align="middle" fo:background-color="#ffd8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4" style:family="paragraph" style:parent-style-name="Heading_20_3">
      <style:text-properties style:font-name="Calibri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e6e06" officeooo:paragraph-rsid="0099be7f" style:letter-kerning="false" style:font-size-asian="10.5pt" style:language-asian="en" style:country-asian="US" style:font-size-complex="10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c141cd" officeooo:paragraph-rsid="0099be7f" style:letter-kerning="false" style:font-size-asian="10.5pt" style:language-asian="en" style:country-asian="US" style:font-size-complex="10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6622e" officeooo:paragraph-rsid="0096f426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9be7f" officeooo:paragraph-rsid="0099be7f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9b538d" officeooo:paragraph-rsid="009c6737" style:letter-kerning="false" style:font-size-asian="10.5pt" style:language-asian="en" style:country-asian="US" style:font-size-complex="10.5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9d74e2" officeooo:paragraph-rsid="009d74e2" style:letter-kerning="false" style:font-size-asian="10.5pt" style:language-asian="en" style:country-asian="US" style:font-size-complex="10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9f2c3f" officeooo:paragraph-rsid="009f2c3f" style:letter-kerning="false" style:font-size-asian="10.5pt" style:language-asian="en" style:country-asian="US" style:font-size-complex="10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076b7" officeooo:paragraph-rsid="00a076b7" style:letter-kerning="false" style:font-size-asian="10.5pt" style:language-asian="en" style:country-asian="US" style:font-size-complex="10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8b5717" officeooo:paragraph-rsid="0099be7f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a1da06" officeooo:paragraph-rsid="00a1da06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T1" style:family="text">
      <style:text-properties fo:color="#2e74b5" loext:opacity="100%" officeooo:rsid="0095f876" style:font-name-asian="DejaVu Sans" style:font-name-complex="DejaVu Sans"/>
    </style:style>
    <style:style style:name="T2" style:family="text">
      <style:text-properties officeooo:rsid="0091579b"/>
    </style:style>
    <style:style style:name="T3" style:family="text">
      <style:text-properties fo:font-size="16pt" officeooo:rsid="0094120c" style:font-name-asian="DejaVu Sans" style:font-size-asian="16pt" style:font-name-complex="DejaVu Sans" style:font-size-complex="16pt"/>
    </style:style>
    <style:style style:name="T4" style:family="text">
      <style:text-properties officeooo:rsid="0096622e"/>
    </style:style>
    <style:style style:name="T5" style:family="text">
      <style:text-properties officeooo:rsid="0096f426"/>
    </style:style>
    <style:style style:name="T6" style:family="text">
      <style:text-properties officeooo:rsid="00b17401"/>
    </style:style>
    <style:style style:name="T7" style:family="text">
      <style:text-properties officeooo:rsid="009b0e3e"/>
    </style:style>
    <style:style style:name="T8" style:family="text">
      <style:text-properties officeooo:rsid="009c6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itre n° <text:span text:style-name="T1">4</text:span>: modéliser les transformations chimiques</text:h>
      <text:p text:style-name="P2"/>
      <text:h text:style-name="P4" text:outline-level="3">Trame de <text:span text:style-name="T3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">Activités</text:p>
          </table:table-cell>
          <table:table-cell table:style-name="Tableau1.B1" office:value-type="string">
            <text:p text:style-name="P5">Objectif<text:span text:style-name="T2">s</text:span> </text:p>
          </table:table-cell>
          <table:table-cell table:style-name="Tableau1.C1" office:value-type="string">
            <text:p text:style-name="P6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11">Activité 1 : </text:p>
          </table:table-cell>
          <table:table-cell table:style-name="Tableau1.B5" office:value-type="string">
            <text:p text:style-name="P5"/>
          </table:table-cell>
          <table:table-cell table:style-name="Tableau1.A1" office:value-type="string">
            <text:p text:style-name="P15">18,19,20,<text:span text:style-name="T8">24,25,</text:span><text:span text:style-name="T7">26,27p90</text:span></text:p>
            <text:p text:style-name="P16">ex 0,1,2</text:p>
          </table:table-cell>
        </table:table-row>
        <table:table-row table:style-name="Tableau1.1">
          <table:table-cell table:style-name="Tableau1.A2" office:value-type="string">
            <text:p text:style-name="P11">Activité 2 : <text:span text:style-name="T4">Conservation de la masse</text:span></text:p>
          </table:table-cell>
          <table:table-cell table:style-name="Tableau1.B5" office:value-type="string">
            <text:p text:style-name="P5"/>
          </table:table-cell>
          <table:table-cell table:style-name="Tableau1.A1" office:value-type="string">
            <text:p text:style-name="P18">ex3</text:p>
          </table:table-cell>
        </table:table-row>
        <table:table-row table:style-name="Tableau1.1">
          <table:table-cell table:style-name="Tableau1.A4" office:value-type="string">
            <text:p text:style-name="P13">Îlots bonifiés avec exercice ont ont </text:p>
            <text:p text:style-name="P13">-retrouve les masses manquantes dans certaines réactions</text:p>
            <text:p text:style-name="P13">- <text:span text:style-name="T5">explique que si gaz, ont dirait que la masse ne se conserve pas (mais en fait si)</text:span></text:p>
          </table:table-cell>
          <table:table-cell table:style-name="Tableau1.B4" office:value-type="string">
            <text:p text:style-name="P5"/>
          </table:table-cell>
          <table:table-cell table:style-name="Tableau1.C4" office:value-type="string">
            <text:p text:style-name="P18"/>
          </table:table-cell>
        </table:table-row>
        <table:table-row table:style-name="Tableau1.1">
          <table:table-cell table:style-name="Tableau1.A2" office:value-type="string">
            <text:p text:style-name="P12">Activité 3 : </text:p>
          </table:table-cell>
          <table:table-cell table:style-name="Tableau1.B5" office:value-type="string">
            <text:p text:style-name="P5"/>
          </table:table-cell>
          <table:table-cell table:style-name="Tableau1.A1" office:value-type="string">
            <text:p text:style-name="P17">ex4</text:p>
          </table:table-cell>
        </table:table-row>
        <table:table-row table:style-name="Tableau1.1">
          <table:table-cell table:style-name="Tableau1.A4" office:value-type="string">
            <text:p text:style-name="P14">Îlots bonifiés</text:p>
            <text:p text:style-name="P9">110p105. ???</text:p>
            <text:p text:style-name="P9">65, 63, 64,p 94</text:p>
            <text:p text:style-name="P10">72p95</text:p>
            <text:p text:style-name="P19">9<text:span text:style-name="T6">0p99</text:span></text:p>
            <text:p text:style-name="P20">tache complexe</text:p>
          </table:table-cell>
          <table:table-cell table:style-name="Tableau1.B6" office:value-type="string">
            <text:p text:style-name="P5"/>
          </table:table-cell>
          <table:table-cell table:style-name="Tableau1.C6" office:value-type="string">
            <text:p text:style-name="P7"/>
          </table:table-cell>
        </table:table-row>
        <table:table-row table:style-name="Tableau1.1">
          <table:table-cell table:style-name="Tableau1.A7" table:number-columns-spanned="3" office:value-type="string">
            <text:p text:style-name="P8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2:16:32.124282023</meta:creation-date>
    <meta:editing-duration>PT7M14S</meta:editing-duration>
    <meta:editing-cycles>15</meta:editing-cycles>
    <meta:generator>LibreOffice/7.0.4.2$Linux_X86_64 LibreOffice_project/00$Build-2</meta:generator>
    <meta:initial-creator>J Cercy</meta:initial-creator>
    <dc:date>2021-02-01T21:50:01.549876492</dc:date>
    <dc:creator>J Cercy</dc:creator>
    <meta:document-statistic meta:table-count="1" meta:image-count="0" meta:object-count="0" meta:page-count="1" meta:paragraph-count="22" meta:word-count="82" meta:character-count="486" meta:non-whitespace-character-count="421"/>
    <meta:template xlink:type="simple" xlink:actuate="onRequest" xlink:title="trame_type" xlink:href="../../../../../../../mes_ressources/document%20type/trame_type.ott" meta:date="2020-12-27T12:16:30.568169755"/>
  </office:meta>
</office:document-meta>
</file>